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Helvetica" style:font-name-complex="Helvetica" fo:color="#000000" fo:background-color="#FFFFFF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ListParagraph" style:list-style-name="LFO1" style:family="paragraph"/>
    <style:style style:name="P16" style:parent-style-name="ListParagraph" style:list-style-name="LFO1" style:family="paragraph"/>
    <style:style style:name="P17" style:parent-style-name="ListParagraph" style:list-style-name="LFO1" style:family="paragraph"/>
    <style:style style:name="P18" style:parent-style-name="ListParagraph" style:list-style-name="LFO1" style:family="paragraph"/>
    <style:style style:name="P19" style:parent-style-name="ListParagraph" style:list-style-name="LFO1" style:family="paragraph"/>
    <style:style style:name="P20" style:parent-style-name="ListParagraph" style:list-style-name="LFO1" style:family="paragraph"/>
    <style:style style:name="P21" style:parent-style-name="ListParagraph" style:list-style-name="LFO1" style:family="paragraph"/>
    <style:style style:name="P22" style:parent-style-name="ListParagraph" style:list-style-name="LFO1" style:family="paragraph"/>
    <style:style style:name="P23" style:parent-style-name="ListParagraph" style:list-style-name="LFO1" style:family="paragraph"/>
    <style:style style:name="P24" style:parent-style-name="ListParagraph" style:list-style-name="LFO1" style:family="paragraph"/>
    <style:style style:name="P25" style:parent-style-name="ListParagraph" style:list-style-name="LFO1" style:family="paragraph"/>
    <style:style style:name="P26" style:parent-style-name="ListParagraph" style:list-style-name="LFO1" style:family="paragraph"/>
    <style:style style:name="P27" style:parent-style-name="ListParagraph" style:list-style-name="LFO1" style:family="paragraph"/>
    <style:style style:name="P28" style:parent-style-name="ListParagraph" style:list-style-name="LFO1" style:family="paragraph"/>
    <style:style style:name="P29" style:parent-style-name="ListParagraph" style:list-style-name="LFO1" style:family="paragraph"/>
  </office:automatic-styles>
  <office:body>
    <office:text text:use-soft-page-breaks="true">
      <text:p text:style-name="P1">Laboratorios:</text:p>
      <text:list text:style-name="LFO1" text:continue-numbering="true">
        <text:list-item>
          <text:p text:style-name="P2">2A:<text:s/></text:p>
          <text:list text:continue-numbering="true">
            <text:list-item>
              <text:p text:style-name="P3">He implementado los créditos con mi nombre, apellido y foto de avatar</text:p>
            </text:list-item>
            <text:list-item>
              <text:p text:style-name="P4">He implementado la clase QuestionForm.php para que el usuario pueda rellenar el formulario</text:p>
            </text:list-item>
            <text:list-item>
              <text:p text:style-name="P5">Tras rellenar el formulario se ha implementado tanto la validación con JS como con JQuery</text:p>
            </text:list-item>
          </text:list>
        </text:list-item>
        <text:list-item>
          <text:p text:style-name="P6">2B:<text:s/></text:p>
          <text:list text:continue-numbering="true">
            <text:list-item>
              <text:p text:style-name="P7">He implementado la clase AddQuestion.php para poder añadir la pregunta rellenada por el formulario en una BD</text:p>
            </text:list-item>
            <text:list-item>
              <text:p text:style-name="P8">He desarrollado la clase ShowQuestions.php para poder visualizar en una tabla todas las preguntas introducidas en la BD</text:p>
            </text:list-item>
            <text:list-item>
              <text:p text:style-name="P9">He añadido un ligo CSS para la tabla de ShowQuestions.php</text:p>
            </text:list-item>
          </text:list>
        </text:list-item>
        <text:list-item>
          <text:p text:style-name="P10">3:<text:s/></text:p>
          <text:list text:continue-numbering="true">
            <text:list-item>
              <text:p text:style-name="P11">He implementado las clases LogIn.php, LogOut.php y SignUp.php donde el usuario puede registrarse iniciar sesión y desconectarse (sin el uso de las variables SESSION) y con las validaciones en la parte del servidor</text:p>
            </text:list-item>
            <text:list-item>
              <text:p text:style-name="P12">En este caso tuve muchos problemas porque desconocía el uso de la URL para pasar las variables, ya que solo conocía el uso de las variables SESSION</text:p>
            </text:list-item>
            <text:list-item>
              <text:p text:style-name="P13">He desarrollado mas el menú para que<text:s/>solo te permita introducir preguntas cuando inicies sesión y no sin hacerlo</text:p>
            </text:list-item>
          </text:list>
        </text:list-item>
        <text:list-item>
          <text:p text:style-name="P14">4:</text:p>
          <text:list text:continue-numbering="true">
            <text:list-item>
              <text:p text:style-name="P15">He implementado las clases ShowJsonQuestions.php y ShowXmlQuestions.php las cuales tienen la misma función que ShowQuestions.php pero uno muestra el contenido del Json y la otra<text:s/>del Xml</text:p>
            </text:list-item>
            <text:list-item>
              <text:p text:style-name="P16">He desarrollado más el AddQuestion.php, haciendo que además de guardar las preguntas en la BD, también se guardan en Json y Xml</text:p>
            </text:list-item>
          </text:list>
        </text:list-item>
        <text:list-item>
          <text:p text:style-name="P17">5:</text:p>
          <text:list text:continue-numbering="true">
            <text:list-item>
              <text:p text:style-name="P18">He implementado las clases HandlingQuizesAjax.php la cual tiene la misma función que QuestionForm.php, sin embargo,<text:s/>esta utiliza el script AddQuestionAjax.js para redirigirte a AddQuestion.php usando las funcionalidades de Ajax para la mejora de rendimiento</text:p>
            </text:list-item>
            <text:list-item>
              <text:p text:style-name="P19">También he implementado la función ShowQuestionAjax.js que se encarga de redirigirte a ShowXmlQuestions.php para visualizar todas las preguntas guardadas en el XML sin necesidad de recargar la pagina</text:p>
            </text:list-item>
          </text:list>
        </text:list-item>
        <text:list-item>
          <text:p text:style-name="P20">6 / 7</text:p>
          <text:list text:continue-numbering="true">
            <text:list-item>
              <text:p text:style-name="P21">Este laboratorio implementa tanto el laboratorio 6 como el 7</text:p>
            </text:list-item>
            <text:list-item>
              <text:p text:style-name="P22">He implementado varias funciones</text:p>
            </text:list-item>
            <text:list-item>
              <text:p text:style-name="P23">Lab6:</text:p>
              <text:list text:continue-numbering="true">
                <text:list-item>
                  <text:p text:style-name="P24">AddVip, IsVip, DeleteVip (esta ultima<text:s/>AHORA<text:s/>funciona), para que los<text:s/>profesores puedan añadir o comprobar si los correos son o no vips y ShowVips<text:s/></text:p>
                </text:list-item>
                <text:list-item>
                  <text:p text:style-name="P25">Modificado el Menu.php para comprobar el correo y filtrar las posibilidades que tienes disponibles (admin, profe, alumno)</text:p>
                </text:list-item>
                <text:list-item>
                  <text:p text:style-name="P26">He implementado<text:s/>ClientVerifyEnrollment.php para comprobar si un cliente esta o no matriculado (no me funciona correctamente)</text:p>
                </text:list-item>
              </text:list>
            </text:list-item>
            <text:list-item>
              <text:p text:style-name="P27">Lab7:</text:p>
              <text:list text:continue-numbering="true">
                <text:list-item>
                  <text:p text:style-name="P28">He implementado HandlingAccounts.php, la cual solo esta disponible para el admin y es un menu de gestión de las cuentas guardadas en la BD.<text:s/></text:p>
                </text:list-item>
                <text:list-item>
                  <text:p text:style-name="P29"><text:s/>HandlingAccounts.php permite al administrador bloquear o activar las cuentas con el archivo implementado ChangeUserState.php y también permite borrar a los usuarios con DeleteUser.ph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409in" text:min-label-width="0.25in" text:list-level-position-and-space-mode="label-alignment">
          <style:list-level-label-alignment text:label-followed-by="listtab" fo:margin-left="0.9909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409in" text:min-label-width="0.25in" text:list-level-position-and-space-mode="label-alignment">
          <style:list-level-label-alignment text:label-followed-by="listtab" fo:margin-left="1.490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409in" text:min-label-width="0.25in" text:list-level-position-and-space-mode="label-alignment">
          <style:list-level-label-alignment text:label-followed-by="listtab" fo:margin-left="1.990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409in" text:min-label-width="0.25in" text:list-level-position-and-space-mode="label-alignment">
          <style:list-level-label-alignment text:label-followed-by="listtab" fo:margin-left="2.490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409in" text:min-label-width="0.25in" text:list-level-position-and-space-mode="label-alignment">
          <style:list-level-label-alignment text:label-followed-by="listtab" fo:margin-left="2.990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409in" text:min-label-width="0.25in" text:list-level-position-and-space-mode="label-alignment">
          <style:list-level-label-alignment text:label-followed-by="listtab" fo:margin-left="3.490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409in" text:min-label-width="0.25in" text:list-level-position-and-space-mode="label-alignment">
          <style:list-level-label-alignment text:label-followed-by="listtab" fo:margin-left="3.990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409in" text:min-label-width="0.25in" text:list-level-position-and-space-mode="label-alignment">
          <style:list-level-label-alignment text:label-followed-by="listtab" fo:margin-left="4.490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409in" text:min-label-width="0.25in" text:list-level-position-and-space-mode="label-alignment">
          <style:list-level-label-alignment text:label-followed-by="listtab" fo:margin-left="4.990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fu Khedidji</meta:initial-creator>
    <dc:creator>Fifu Khedidji</dc:creator>
    <meta:creation-date>2022-01-10T04:25:00Z</meta:creation-date>
    <dc:date>2022-06-09T06:27:00Z</dc:date>
    <meta:template xlink:href="Normal.dotm" xlink:type="simple"/>
    <meta:editing-cycles>6</meta:editing-cycles>
    <meta:editing-duration>PT5220S</meta:editing-duration>
    <meta:document-statistic meta:page-count="2" meta:paragraph-count="5" meta:word-count="407" meta:character-count="2645" meta:row-count="18" meta:non-whitespace-character-count="2243"/>
  </office:meta>
</office:document-meta>
</file>